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measure" style:list-style-name="L1">
      <style:graphic-properties draw:textarea-vertical-align="middle" draw:line-distance="19.987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measure" style:list-style-name="L1">
      <style:graphic-properties draw:textarea-vertical-align="middle" draw:line-distance="5.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cm" svg:height="6.3cm" svg:x="17.5cm" svg:y="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6cm" svg:height="36cm" svg:x="2.9cm" svg:y="12.1cm">
          <text:p/>
          <draw:enhanced-geometry svg:viewBox="0 0 21600 21600" draw:glue-points="10800 0 3163 3163 0 10800 3163 18437 10800 21600 18437 18437 21600 10800 18437 3163" draw:text-areas="3163 3163 18437 18437" draw:type="ring" draw:modifiers="7792.5835393461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measure draw:style-name="gr3" draw:text-style-name="P2" xml:id="id2" draw:id="id2" draw:layer="measurelines" svg:x1="2.9cm" svg:y1="30.1cm" svg:x2="38.9cm" svg:y2="30.1cm">
          <text:p text:style-name="P2"><text:measure text:kind="gap"/><text:measure text:kind="value">36</text:measure><text:measure text:kind="unit">cm</text:measure><text:measure text:kind="gap"/></text:p>
        </draw:measure>
        <draw:connector draw:style-name="gr4" draw:text-style-name="P1" draw:layer="layout" draw:type="line" svg:x1="20.9cm" svg:y1="12.1cm" svg:x2="20.9cm" svg:y2="48.1cm" draw:start-shape="id1" draw:start-glue-point="4" draw:end-shape="id1" draw:end-glue-point="8" svg:d="M20900 12100v36000" svg:viewBox="0 0 1 36001">
          <text:p/>
        </draw:connector>
        <draw:connector draw:style-name="gr5" draw:text-style-name="P1" draw:layer="layout" draw:type="line" svg:x1="20.9cm" svg:y1="9.913cm" svg:x2="20.9cm" svg:y2="9.913cm" draw:start-shape="id2" draw:end-shape="id2" svg:d="M20900 9913z" svg:viewBox="0 0 1 1">
          <text:p/>
        </draw:connector>
        <draw:connector draw:style-name="gr4" draw:text-style-name="P1" draw:layer="layout" draw:type="line" svg:x1="2.9cm" svg:y1="30.1cm" svg:x2="38.9cm" svg:y2="30.1cm" draw:start-shape="id1" draw:start-glue-point="6" draw:end-shape="id1" draw:end-glue-point="10" svg:d="M2900 30100h36000" svg:viewBox="0 0 36001 1">
          <text:p/>
        </draw:connector>
        <draw:measure draw:style-name="gr6" draw:text-style-name="P2" draw:layer="measurelines" svg:x1="15.9cm" svg:y1="30.2cm" svg:x2="25.9cm" svg:y2="30.2cm">
          <text:p text:style-name="P2"><text:measure text:kind="gap"/><text:measure text:kind="value">10</text:measure><text:measure text:kind="unit">c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ias Beckert</meta:initial-creator>
    <meta:creation-date>2014-11-04T11:03:27.624480796</meta:creation-date>
    <dc:date>2014-11-06T09:30:03.211265375</dc:date>
    <dc:creator>Matthias Beckert</dc:creator>
    <meta:editing-duration>PT16M53S</meta:editing-duration>
    <meta:editing-cycles>4</meta:editing-cycles>
    <meta:generator>LibreOffice/4.2.6.3$Linux_x86 LibreOffice_project/420m0$Build-3</meta:generator>
    <meta:printed-by>Matthias Beckert</meta:printed-by>
    <meta:print-date>2014-11-06T09:27:37.828936799</meta:print-date>
    <meta:document-statistic meta:object-count="7"/>
  </office:meta>
</office:document-meta>
</file>